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ec61" officeooo:paragraph-rsid="001fec61"/>
    </style:style>
    <style:style style:name="P2" style:family="paragraph" style:parent-style-name="Standard">
      <style:text-properties officeooo:rsid="00212757" officeooo:paragraph-rsid="00212757"/>
    </style:style>
    <style:style style:name="P3" style:family="paragraph" style:parent-style-name="Standard">
      <style:text-properties officeooo:rsid="002353fb" officeooo:paragraph-rsid="002353fb"/>
    </style:style>
    <style:style style:name="P4" style:family="paragraph" style:parent-style-name="Standard" style:list-style-name="L1">
      <style:text-properties officeooo:rsid="001fec61" officeooo:paragraph-rsid="001fec61"/>
    </style:style>
    <style:style style:name="P5" style:family="paragraph" style:parent-style-name="Standard" style:list-style-name="L2">
      <style:text-properties officeooo:rsid="002353fb" officeooo:paragraph-rsid="002353fb"/>
    </style:style>
    <style:style style:name="P6" style:family="paragraph" style:parent-style-name="Standard" style:list-style-name="L3">
      <style:text-properties officeooo:rsid="002353fb" officeooo:paragraph-rsid="002353fb"/>
    </style:style>
    <style:style style:name="P7" style:family="paragraph" style:parent-style-name="Standard">
      <style:text-properties officeooo:rsid="002353fb" officeooo:paragraph-rsid="002353fb"/>
    </style:style>
    <style:style style:name="P8" style:family="paragraph" style:parent-style-name="Standard">
      <style:text-properties officeooo:rsid="0026dbec" officeooo:paragraph-rsid="0026dbec"/>
    </style:style>
    <style:style style:name="P9" style:family="paragraph" style:parent-style-name="Standard" style:list-style-name="L4">
      <style:text-properties officeooo:rsid="0026dbec" officeooo:paragraph-rsid="0026dbe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E</text:p>
      <text:p text:style-name="P1">Estado</text:p>
      <text:p text:style-name="P1">CCAA</text:p>
      <text:p text:style-name="P1">Cime (Diputación)</text:p>
      <text:p text:style-name="P1">Ayuntamientos</text:p>
      <text:p text:style-name="P1"/>
      <text:p text:style-name="P1">Competencias CCAA:</text:p>
      <text:list text:style-name="L1">
        <text:list-item>
          <text:p text:style-name="P4">Administración Educativa: FP</text:p>
        </text:list-item>
        <text:list-item>
          <text:p text:style-name="P4">Administración Laboral: SOIB, Certificados Profesionales</text:p>
        </text:list-item>
        <text:list-item>
          <text:p text:style-name="P4">Competencias Profesionales</text:p>
        </text:list-item>
      </text:list>
      <text:p text:style-name="P1"/>
      <text:p text:style-name="P2">IQPIB</text:p>
      <text:p text:style-name="P2"/>
      <text:p text:style-name="P2">Para trabajar en administración pública: condición sine qua non (sin título no se puede trabajar en la administración pública, además de estar homologados en España).</text:p>
      <text:p text:style-name="P2"/>
      <text:p text:style-name="P3">Formación Profesional:</text:p>
      <text:list text:style-name="L2">
        <text:list-item>
          <text:p text:style-name="P5">Grado Básico</text:p>
        </text:list-item>
        <text:list-item>
          <text:p text:style-name="P5">Grado Medio</text:p>
        </text:list-item>
        <text:list-item>
          <text:p text:style-name="P5">Grado Superior</text:p>
        </text:list-item>
      </text:list>
      <text:p text:style-name="P3"/>
      <text:p text:style-name="P3">Certificado Profesional:</text:p>
      <text:list text:style-name="L3">
        <text:list-item>
          <text:p text:style-name="P6">Nivel 1: equivale a GB</text:p>
        </text:list-item>
        <text:list-item>
          <text:p text:style-name="P6">Nivel 2: equivale a GM</text:p>
        </text:list-item>
        <text:list-item>
          <text:p text:style-name="P6">Nivel 3: equivale a GS</text:p>
        </text:list-item>
      </text:list>
      <text:p text:style-name="P3"/>
      <text:p text:style-name="P3"/>
      <text:p text:style-name="P8">Entidades Locales (EELL):</text:p>
      <text:list text:style-name="L4">
        <text:list-item>
          <text:p text:style-name="P9">Diputaciones (CIME)</text:p>
        </text:list-item>
        <text:list-item>
          <text:p text:style-name="P9">Ayuntamiento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5:23:11.900000000</meta:creation-date>
    <dc:date>2024-10-04T18:54:24.593000000</dc:date>
    <meta:editing-duration>PT37M16S</meta:editing-duration>
    <meta:editing-cycles>6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22" meta:word-count="86" meta:character-count="558" meta:non-whitespace-character-count="505"/>
  </office:meta>
</office:document-meta>
</file>